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; 2); 24) + BITRSHIFT(BITAND(BITRSHIFT(ROW() - 1; 2); 24); 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0" calcext:value-type="float">
            <text:p>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10" calcext:value-type="float">
            <text:p>1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20" calcext:value-type="float">
            <text:p>2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30" calcext:value-type="float">
            <text:p>30</text:p>
          </table:table-cell>
        </table:table-row>
        <table:table-row table:style-name="ro1">
          <table:table-cell table:formula="of:=BITAND(BITRSHIFT(ROW() - 193; 1); 24) + BITRSHIFT(BITAND(BITRSHIFT(ROW() - 193; 1); 24); 2)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23:16:08.626000000</meta:creation-date>
    <dc:date>2017-03-02T23:25:55.636000000</dc:date>
    <meta:editing-duration>PT9M47S</meta:editing-duration>
    <meta:editing-cycles>1</meta:editing-cycles>
    <meta:document-statistic meta:table-count="1" meta:cell-count="256" meta:object-count="0"/>
    <meta:generator>LibreOffice/5.2.0.4$Windows_X86_64 LibreOffice_project/066b007f5ebcc236395c7d282ba488bca6720265</meta:generator>
  </office:meta>
</office:document-meta>
</file>